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0.9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45:17.446074304</dc:date>
    <meta:editing-duration>PT2M34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03616566300149">
                <text:p>2.0361656630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25737860160924">
                <text:p>0.6257378601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643036312514">
                <text:p>0.125643036312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6433253274058">
                <text:p>-0.376433253274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7257296558617">
                <text:p>-0.8725729655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35495168098117">
                <text:p>-1.35495168098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64524746129461">
                <text:p>-2.64524746129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00044427852184">
                <text:p>-3.00044427852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.67101850273592">
                <text:p>-3.6710185027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.44296810801577">
                <text:p>-3.44296810801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03616566300148">
                <text:p>-2.0361656630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8859156253912">
                <text:p>-1.58859156253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11596442415692">
                <text:p>-1.1159644241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25737860160921">
                <text:p>-0.625737860160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125643036312513">
                <text:p>-0.125643036312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376433253274058">
                <text:p>0.376433253274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72572965586171">
                <text:p>0.872572965586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64524746129461">
                <text:p>2.64524746129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00044427852184">
                <text:p>3.00044427852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3.67101850273592">
                <text:p>3.67101850273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5162821461191">
                <text:p>2.4516282146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03616566300148">
                <text:p>2.03616566300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58859156253912">
                <text:p>1.58859156253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11596442415692">
                <text:p>1.11596442415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25737860160921">
                <text:p>0.625737860160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64303631251">
                <text:p>0.12564303631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6433253274057">
                <text:p>-0.3764332532740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72572965586164">
                <text:p>-0.872572965586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35495168098116">
                <text:p>-1.35495168098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81596199895819">
                <text:p>-1.81596199895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24833351140852">
                <text:p>-2.2483335114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6452474612946">
                <text:p>-2.645247461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00044427852183">
                <text:p>-3.00044427852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30832229709825">
                <text:p>-3.30832229709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56402609675347">
                <text:p>-3.564026096753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7635230758169">
                <text:p>-3.7635230758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90366704775499">
                <text:p>-3.903667047754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98224785841232">
                <text:p>-3.98224785841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99802624146293">
                <text:p>-3.998026241462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95075336238055">
                <text:p>-3.95075336238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84117474270777">
                <text:p>-3.84117474270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67101850273593">
                <text:p>-3.67101850273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44296810801578">
                <text:p>-3.44296810801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16062004950276">
                <text:p>-3.16062004950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45162821461191">
                <text:p>-2.45162821461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03616566300149">
                <text:p>-2.03616566300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58859156253913">
                <text:p>-1.58859156253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11596442415691">
                <text:p>-1.11596442415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25737860160922">
                <text:p>-0.625737860160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25643036312514">
                <text:p>-0.12564303631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76433253274053">
                <text:p>0.376433253274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72572965586178">
                <text:p>0.872572965586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35495168098117">
                <text:p>1.35495168098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81596199895819">
                <text:p>1.81596199895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24833351140852">
                <text:p>2.24833351140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6452474612946">
                <text:p>2.6452474612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00044427852183">
                <text:p>3.00044427852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.30832229709825">
                <text:p>3.30832229709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.56402609675347">
                <text:p>3.56402609675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.7635230758169">
                <text:p>3.7635230758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.90366704775499">
                <text:p>3.90366704775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.98224785841232">
                <text:p>3.982247858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.99802624146293">
                <text:p>3.99802624146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.95075336238055">
                <text:p>3.95075336238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3.84117474270777">
                <text:p>3.84117474270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.67101850273593">
                <text:p>3.67101850273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3.44296810801578">
                <text:p>3.4429681080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3.16062004950276">
                <text:p>3.160620049502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